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ca3f0"/>
    </style:style>
    <style:style style:name="P2" style:family="paragraph" style:parent-style-name="Text_20_body">
      <style:text-properties officeooo:rsid="002b3d90" officeooo:paragraph-rsid="002b3d90"/>
    </style:style>
    <style:style style:name="P3" style:family="paragraph" style:parent-style-name="Text_20_body">
      <style:text-properties officeooo:rsid="002b3d90" officeooo:paragraph-rsid="002d205c"/>
    </style:style>
    <style:style style:name="P4" style:family="paragraph" style:parent-style-name="Heading_20_1">
      <style:text-properties officeooo:rsid="000ca3f0" officeooo:paragraph-rsid="000ca3f0"/>
    </style:style>
    <style:style style:name="P5" style:family="paragraph" style:parent-style-name="Table_20_Contents">
      <style:text-properties officeooo:rsid="0014dcbe" officeooo:paragraph-rsid="00186a29"/>
    </style:style>
    <style:style style:name="P6" style:family="paragraph" style:parent-style-name="Table_20_Contents">
      <style:text-properties officeooo:rsid="001a31e4" officeooo:paragraph-rsid="0022cfd4"/>
    </style:style>
    <style:style style:name="P7" style:family="paragraph" style:parent-style-name="Table_20_Contents">
      <style:text-properties officeooo:rsid="001a31e4" officeooo:paragraph-rsid="00260cc0"/>
    </style:style>
    <style:style style:name="P8" style:family="paragraph" style:parent-style-name="Table_20_Contents">
      <style:text-properties officeooo:rsid="001a31e4" officeooo:paragraph-rsid="002d205c"/>
    </style:style>
    <style:style style:name="P9" style:family="paragraph" style:parent-style-name="Table_20_Contents">
      <style:text-properties officeooo:rsid="002b3d90" officeooo:paragraph-rsid="002b3d90"/>
    </style:style>
    <style:style style:name="P10" style:family="paragraph" style:parent-style-name="Table_20_Contents">
      <style:text-properties officeooo:rsid="002b3d90" officeooo:paragraph-rsid="002d205c"/>
    </style:style>
    <style:style style:name="P11" style:family="paragraph" style:parent-style-name="Table_20_Contents">
      <style:text-properties officeooo:rsid="002d1896" officeooo:paragraph-rsid="002d1896"/>
    </style:style>
    <style:style style:name="P12" style:family="paragraph" style:parent-style-name="Table_20_Contents">
      <style:text-properties officeooo:rsid="002d1896" officeooo:paragraph-rsid="002d205c"/>
    </style:style>
    <style:style style:name="P13" style:family="paragraph" style:parent-style-name="Heading_20_2">
      <style:text-properties officeooo:rsid="001996bc" officeooo:paragraph-rsid="001996bc"/>
    </style:style>
    <style:style style:name="P14" style:family="paragraph" style:parent-style-name="Heading_20_2">
      <style:text-properties officeooo:paragraph-rsid="0024b399"/>
    </style:style>
    <style:style style:name="P15" style:family="paragraph" style:parent-style-name="Heading_20_2">
      <style:text-properties officeooo:rsid="002d205c" officeooo:paragraph-rsid="002d205c"/>
    </style:style>
    <style:style style:name="T1" style:family="text">
      <style:text-properties officeooo:rsid="000fd4fc"/>
    </style:style>
    <style:style style:name="T2" style:family="text">
      <style:text-properties officeooo:rsid="001ebd2d"/>
    </style:style>
    <style:style style:name="T3" style:family="text">
      <style:text-properties officeooo:rsid="0022cfd4"/>
    </style:style>
    <style:style style:name="T4" style:family="text">
      <style:text-properties officeooo:rsid="0026abb0"/>
    </style:style>
    <style:style style:name="T5" style:family="text">
      <style:text-properties officeooo:rsid="0029206f"/>
    </style:style>
    <style:style style:name="T6" style:family="text">
      <style:text-properties officeooo:rsid="002d1896"/>
    </style:style>
    <style:style style:name="T7" style:family="text">
      <style:text-properties officeooo:rsid="002d2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Voorval geregistreerd <text:span text:style-name="T2">v</text:span>oor <text:span text:style-name="T2">club </text:span>{{ club }}</text:h>
      <text:h text:style-name="P13" text:outline-level="2">Voorval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5"><text:span text:style-name="T1">{% for field, value in obj_voorval %}</text:span></text:p>
          </table:table-cell>
          <table:table-cell table:style-name="Table3.B1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5">{{field}}</text:p>
          </table:table-cell>
          <table:table-cell table:style-name="Table3.B2" office:value-type="string">
            <text:p text:style-name="P5">{{value}} <text:span text:style-name="T1">{% endfor %}</text:span></text:p>
          </table:table-cell>
        </table:table-row>
      </table:table>
      <text:p text:style-name="P1"/>
      <text:h text:style-name="P14" text:outline-level="2">Maatregelen</text:h>
      <text:p text:style-name="P2">{% for maatregel in obj_maatregelen %}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{% for field, value in maatregel %}</text:p>
          </table:table-cell>
          <table:table-cell table:style-name="Table1.B1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{{ field }}</text:p>
          </table:table-cell>
          <table:table-cell table:style-name="Table1.B2" office:value-type="string">
            <text:p text:style-name="P9">{{ value }} {% endfor %}</text:p>
          </table:table-cell>
        </table:table-row>
      </table:table>
      <text:p text:style-name="P7"/>
      <text:p text:style-name="P9">{% endfor %}</text:p>
      <text:p text:style-name="P9"/>
      <text:h text:style-name="P15" text:outline-level="2">Bestanden</text:h>
      <text:p text:style-name="P3">{% for <text:span text:style-name="T7">bestand</text:span> in obj_<text:span text:style-name="T7">bestanden</text:span> %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{% for field, value in <text:span text:style-name="T7">bestand</text:span> %}</text:p>
          </table:table-cell>
          <table:table-cell table:style-name="Table2.B1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{{ field }}</text:p>
          </table:table-cell>
          <table:table-cell table:style-name="Table2.B2" office:value-type="string">
            <text:p text:style-name="P10">{{ value }} {% endfor %}</text:p>
          </table:table-cell>
        </table:table-row>
      </table:table>
      <text:p text:style-name="P8"/>
      <text:p text:style-name="P10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7:26:04.379535693</meta:creation-date>
    <dc:date>2017-02-06T22:30:24.591540766</dc:date>
    <meta:editing-duration>PT2H21M18S</meta:editing-duration>
    <meta:editing-cycles>31</meta:editing-cycles>
    <meta:generator>LibreOffice/4.3.7.2$Linux_X86_64 LibreOffice_project/430m0$Build-2</meta:generator>
    <meta:document-statistic meta:table-count="3" meta:image-count="0" meta:object-count="0" meta:page-count="1" meta:paragraph-count="17" meta:word-count="72" meta:character-count="371" meta:non-whitespace-character-count="316"/>
  </office:meta>
</office:document-meta>
</file>